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mbat calc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Atk-Def</text:p>
          </table:table-cell>
          <table:table-cell office:value-type="string">
            <text:p>Hit%</text:p>
          </table:table-cell>
          <table:table-cell/>
          <table:table-cell office:value-type="string">
            <text:p>Atk-Def</text:p>
          </table:table-cell>
          <table:table-cell office:value-type="string">
            <text:p>Hit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LOG10(1+5*([.A2])/([.A2]+50))*100+50" office:value-type="float" office:value="54.0617850908264">
            <text:p>54.06</text:p>
          </table:table-cell>
          <table:table-cell/>
          <table:table-cell office:value-type="float" office:value="0">
            <text:p>0</text:p>
          </table:table-cell>
          <table:table-cell table:formula="oooc:=-LOG10(1+5*(-[.D2])/([.D2]+50))*100+50" office:value-type="float" office:value="50">
            <text:p>50</text:p>
          </table:table-cell>
        </table:table-row>
        <table:table-row table:style-name="ro1">
          <table:table-cell table:formula="oooc:=[.A2]+1" office:value-type="float" office:value="2">
            <text:p>2</text:p>
          </table:table-cell>
          <table:table-cell table:formula="oooc:=LOG10(1+5*([.A3])/([.A3]+50))*100+50" office:value-type="float" office:value="57.6388345863455">
            <text:p>57.64</text:p>
          </table:table-cell>
          <table:table-cell/>
          <table:table-cell office:value-type="float" office:value="-1">
            <text:p>-1</text:p>
          </table:table-cell>
          <table:table-cell table:formula="oooc:=-LOG10(1+5*(-[.D3])/([.D3]+50))*100+50" office:value-type="float" office:value="45.7802320205545">
            <text:p>45.78</text:p>
          </table:table-cell>
        </table:table-row>
        <table:table-row table:style-name="ro1">
          <table:table-cell table:formula="oooc:=[.A3]+1" office:value-type="float" office:value="3">
            <text:p>3</text:p>
          </table:table-cell>
          <table:table-cell table:formula="oooc:=LOG10(1+5*([.A4])/([.A4]+50))*100+50" office:value-type="float" office:value="60.8233043105447">
            <text:p>60.82</text:p>
          </table:table-cell>
          <table:table-cell/>
          <table:table-cell table:formula="oooc:=[.D3]-1" office:value-type="float" office:value="-2">
            <text:p>-2</text:p>
          </table:table-cell>
          <table:table-cell table:formula="oooc:=-LOG10(1+5*(-[.D4])/([.D4]+50))*100+50" office:value-type="float" office:value="41.781324381265">
            <text:p>41.78</text:p>
          </table:table-cell>
        </table:table-row>
        <table:table-row table:style-name="ro1">
          <table:table-cell table:formula="oooc:=[.A4]+1" office:value-type="float" office:value="4">
            <text:p>4</text:p>
          </table:table-cell>
          <table:table-cell table:formula="oooc:=LOG10(1+5*([.A5])/([.A5]+50))*100+50" office:value-type="float" office:value="63.6837959908008">
            <text:p>63.68</text:p>
          </table:table-cell>
          <table:table-cell/>
          <table:table-cell table:formula="oooc:=[.D4]-1" office:value-type="float" office:value="-3">
            <text:p>-3</text:p>
          </table:table-cell>
          <table:table-cell table:formula="oooc:=-LOG10(1+5*(-[.D5])/([.D5]+50))*100+50" office:value-type="float" office:value="37.9706168437464">
            <text:p>37.97</text:p>
          </table:table-cell>
        </table:table-row>
        <table:table-row table:style-name="ro1">
          <table:table-cell table:formula="oooc:=[.A5]+1" office:value-type="float" office:value="5">
            <text:p>5</text:p>
          </table:table-cell>
          <table:table-cell table:formula="oooc:=LOG10(1+5*([.A6])/([.A6]+50))*100+50" office:value-type="float" office:value="66.27272974977">
            <text:p>66.27</text:p>
          </table:table-cell>
          <table:table-cell/>
          <table:table-cell table:formula="oooc:=[.D5]-1" office:value-type="float" office:value="-4">
            <text:p>-4</text:p>
          </table:table-cell>
          <table:table-cell table:formula="oooc:=-LOG10(1+5*(-[.D6])/([.D6]+50))*100+50" office:value-type="float" office:value="34.3213896139705">
            <text:p>34.32</text:p>
          </table:table-cell>
        </table:table-row>
        <table:table-row table:style-name="ro1">
          <table:table-cell table:formula="oooc:=[.A6]+1" office:value-type="float" office:value="6">
            <text:p>6</text:p>
          </table:table-cell>
          <table:table-cell table:formula="oooc:=LOG10(1+5*([.A7])/([.A7]+50))*100+50" office:value-type="float" office:value="68.6310424237367">
            <text:p>68.63</text:p>
          </table:table-cell>
          <table:table-cell/>
          <table:table-cell table:formula="oooc:=[.D6]-1" office:value-type="float" office:value="-5">
            <text:p>-5</text:p>
          </table:table-cell>
          <table:table-cell table:formula="oooc:=-LOG10(1+5*(-[.D7])/([.D7]+50))*100+50" office:value-type="float" office:value="30.8114473761087">
            <text:p>30.81</text:p>
          </table:table-cell>
        </table:table-row>
        <table:table-row table:style-name="ro1">
          <table:table-cell table:formula="oooc:=[.A7]+1" office:value-type="float" office:value="7">
            <text:p>7</text:p>
          </table:table-cell>
          <table:table-cell table:formula="oooc:=LOG10(1+5*([.A8])/([.A8]+50))*100+50" office:value-type="float" office:value="70.7912971673064">
            <text:p>70.79</text:p>
          </table:table-cell>
          <table:table-cell/>
          <table:table-cell table:formula="oooc:=[.D7]-1" office:value-type="float" office:value="-6">
            <text:p>-6</text:p>
          </table:table-cell>
          <table:table-cell table:formula="oooc:=-LOG10(1+5*(-[.D8])/([.D8]+50))*100+50" office:value-type="float" office:value="27.4220956755211">
            <text:p>27.42</text:p>
          </table:table-cell>
        </table:table-row>
        <table:table-row table:style-name="ro1">
          <table:table-cell table:formula="oooc:=[.A8]+1" office:value-type="float" office:value="8">
            <text:p>8</text:p>
          </table:table-cell>
          <table:table-cell table:formula="oooc:=LOG10(1+5*([.A9])/([.A9]+50))*100+50" office:value-type="float" office:value="72.7798082129558">
            <text:p>72.78</text:p>
          </table:table-cell>
          <table:table-cell/>
          <table:table-cell table:formula="oooc:=[.D8]-1" office:value-type="float" office:value="-7">
            <text:p>-7</text:p>
          </table:table-cell>
          <table:table-cell table:formula="oooc:=-LOG10(1+5*(-[.D9])/([.D9]+50))*100+50" office:value-type="float" office:value="24.1373852889106">
            <text:p>24.14</text:p>
          </table:table-cell>
        </table:table-row>
        <table:table-row table:style-name="ro1">
          <table:table-cell table:formula="oooc:=[.A9]+1" office:value-type="float" office:value="9">
            <text:p>9</text:p>
          </table:table-cell>
          <table:table-cell table:formula="oooc:=LOG10(1+5*([.A10])/([.A10]+50))*100+50" office:value-type="float" office:value="74.6181327656636">
            <text:p>74.62</text:p>
          </table:table-cell>
          <table:table-cell/>
          <table:table-cell table:formula="oooc:=[.D9]-1" office:value-type="float" office:value="-8">
            <text:p>-8</text:p>
          </table:table-cell>
          <table:table-cell table:formula="oooc:=-LOG10(1+5*(-[.D10])/([.D10]+50))*100+50" office:value-type="float" office:value="20.9435438014184">
            <text:p>20.94</text:p>
          </table:table-cell>
        </table:table-row>
        <table:table-row table:style-name="ro1">
          <table:table-cell table:formula="oooc:=[.A10]+1" office:value-type="float" office:value="10">
            <text:p>10</text:p>
          </table:table-cell>
          <table:table-cell table:formula="oooc:=LOG10(1+5*([.A11])/([.A11]+50))*100+50" office:value-type="float" office:value="76.3241434774581">
            <text:p>76.32</text:p>
          </table:table-cell>
          <table:table-cell/>
          <table:table-cell table:formula="oooc:=[.D10]-1" office:value-type="float" office:value="-9">
            <text:p>-9</text:p>
          </table:table-cell>
          <table:table-cell table:formula="oooc:=-LOG10(1+5*(-[.D11])/([.D11]+50))*100+50" office:value-type="float" office:value="17.8285405476168">
            <text:p>17.83</text:p>
          </table:table-cell>
        </table:table-row>
        <table:table-row table:style-name="ro1">
          <table:table-cell table:formula="oooc:=[.A11]+1" office:value-type="float" office:value="11">
            <text:p>11</text:p>
          </table:table-cell>
          <table:table-cell table:formula="oooc:=LOG10(1+5*([.A12])/([.A12]+50))*100+50" office:value-type="float" office:value="77.9128154216151">
            <text:p>77.91</text:p>
          </table:table-cell>
          <table:table-cell/>
          <table:table-cell table:formula="oooc:=[.D11]-1" office:value-type="float" office:value="-10">
            <text:p>-10</text:p>
          </table:table-cell>
          <table:table-cell table:formula="oooc:=-LOG10(1+5*(-[.D12])/([.D12]+50))*100+50" office:value-type="float" office:value="14.7817481888638">
            <text:p>14.78</text:p>
          </table:table-cell>
        </table:table-row>
        <table:table-row table:style-name="ro1">
          <table:table-cell table:formula="oooc:=[.A12]+1" office:value-type="float" office:value="12">
            <text:p>12</text:p>
          </table:table-cell>
          <table:table-cell table:formula="oooc:=LOG10(1+5*([.A13])/([.A13]+50))*100+50" office:value-type="float" office:value="79.3968141176494">
            <text:p>79.4</text:p>
          </table:table-cell>
          <table:table-cell/>
          <table:table-cell table:formula="oooc:=[.D12]-1" office:value-type="float" office:value="-11">
            <text:p>-11</text:p>
          </table:table-cell>
          <table:table-cell table:formula="oooc:=-LOG10(1+5*(-[.D13])/([.D13]+50))*100+50" office:value-type="float" office:value="11.79367534268">
            <text:p>11.79</text:p>
          </table:table-cell>
        </table:table-row>
        <table:table-row table:style-name="ro1">
          <table:table-cell table:formula="oooc:=[.A13]+1" office:value-type="float" office:value="13">
            <text:p>13</text:p>
          </table:table-cell>
          <table:table-cell table:formula="oooc:=LOG10(1+5*([.A14])/([.A14]+50))*100+50" office:value-type="float" office:value="80.7869420194287">
            <text:p>80.79</text:p>
          </table:table-cell>
          <table:table-cell/>
          <table:table-cell table:formula="oooc:=[.D13]-1" office:value-type="float" office:value="-12">
            <text:p>-12</text:p>
          </table:table-cell>
          <table:table-cell table:formula="oooc:=-LOG10(1+5*(-[.D14])/([.D14]+50))*100+50" office:value-type="float" office:value="8.85575209243153">
            <text:p>8.86</text:p>
          </table:table-cell>
        </table:table-row>
        <table:table-row table:style-name="ro1">
          <table:table-cell table:formula="oooc:=[.A14]+1" office:value-type="float" office:value="14">
            <text:p>14</text:p>
          </table:table-cell>
          <table:table-cell table:formula="oooc:=LOG10(1+5*([.A15])/([.A15]+50))*100+50" office:value-type="float" office:value="82.092482438092">
            <text:p>82.09</text:p>
          </table:table-cell>
          <table:table-cell/>
          <table:table-cell table:formula="oooc:=[.D14]-1" office:value-type="float" office:value="-13">
            <text:p>-13</text:p>
          </table:table-cell>
          <table:table-cell table:formula="oooc:=-LOG10(1+5*(-[.D15])/([.D15]+50))*100+50" office:value-type="float" office:value="5.96015523050774">
            <text:p>5.96</text:p>
          </table:table-cell>
        </table:table-row>
        <table:table-row table:style-name="ro1">
          <table:table-cell table:formula="oooc:=[.A15]+1" office:value-type="float" office:value="15">
            <text:p>15</text:p>
          </table:table-cell>
          <table:table-cell table:formula="oooc:=LOG10(1+5*([.A16])/([.A16]+50))*100+50" office:value-type="float" office:value="83.3214679035382">
            <text:p>83.32</text:p>
          </table:table-cell>
          <table:table-cell/>
          <table:table-cell table:formula="oooc:=[.D15]-1" office:value-type="float" office:value="-14">
            <text:p>-14</text:p>
          </table:table-cell>
          <table:table-cell table:formula="oooc:=-LOG10(1+5*(-[.D16])/([.D16]+50))*100+50" office:value-type="float" office:value="3.09966355025171">
            <text:p>3.1</text:p>
          </table:table-cell>
        </table:table-row>
        <table:table-row table:style-name="ro1">
          <table:table-cell table:formula="oooc:=[.A16]+1" office:value-type="float" office:value="16">
            <text:p>16</text:p>
          </table:table-cell>
          <table:table-cell table:formula="oooc:=LOG10(1+5*([.A17])/([.A17]+50))*100+50" office:value-type="float" office:value="84.4808920242568">
            <text:p>84.48</text:p>
          </table:table-cell>
          <table:table-cell/>
          <table:table-cell table:formula="oooc:=[.D16]-1" office:value-type="float" office:value="-15">
            <text:p>-15</text:p>
          </table:table-cell>
          <table:table-cell table:formula="oooc:=-LOG10(1+5*(-[.D17])/([.D17]+50))*100+50" office:value-type="float" office:value="0.267535919205059">
            <text:p>0.27</text:p>
          </table:table-cell>
        </table:table-row>
        <table:table-row table:style-name="ro1">
          <table:table-cell table:formula="oooc:=[.A17]+1" office:value-type="float" office:value="17">
            <text:p>17</text:p>
          </table:table-cell>
          <table:table-cell table:formula="oooc:=LOG10(1+5*([.A18])/([.A18]+50))*100+50" office:value-type="float" office:value="85.5768785243946">
            <text:p>85.58</text:p>
          </table:table-cell>
          <table:table-cell/>
          <table:table-cell table:formula="oooc:=[.D17]-1" office:value-type="float" office:value="-16">
            <text:p>-16</text:p>
          </table:table-cell>
          <table:table-cell table:formula="oooc:=-LOG10(1+5*(-[.D18])/([.D18]+50))*100+50" office:value-type="float" office:value="-2.54259342942175">
            <text:p>-2.54</text:p>
          </table:table-cell>
        </table:table-row>
        <table:table-row table:style-name="ro1">
          <table:table-cell table:formula="oooc:=[.A18]+1" office:value-type="float" office:value="18">
            <text:p>18</text:p>
          </table:table-cell>
          <table:table-cell table:formula="oooc:=LOG10(1+5*([.A19])/([.A19]+50))*100+50" office:value-type="float" office:value="86.6148174248186">
            <text:p>86.61</text:p>
          </table:table-cell>
          <table:table-cell/>
          <table:table-cell table:formula="oooc:=[.D18]-1" office:value-type="float" office:value="-17">
            <text:p>-17</text:p>
          </table:table-cell>
          <table:table-cell table:formula="oooc:=-LOG10(1+5*(-[.D19])/([.D19]+50))*100+50" office:value-type="float" office:value="-5.33680674282378">
            <text:p>-5.34</text:p>
          </table:table-cell>
        </table:table-row>
        <table:table-row table:style-name="ro1">
          <table:table-cell table:formula="oooc:=[.A19]+1" office:value-type="float" office:value="19">
            <text:p>19</text:p>
          </table:table-cell>
          <table:table-cell table:formula="oooc:=LOG10(1+5*([.A20])/([.A20]+50))*100+50" office:value-type="float" office:value="87.5994757310443">
            <text:p>87.6</text:p>
          </table:table-cell>
          <table:table-cell/>
          <table:table-cell table:formula="oooc:=[.D19]-1" office:value-type="float" office:value="-18">
            <text:p>-18</text:p>
          </table:table-cell>
          <table:table-cell table:formula="oooc:=-LOG10(1+5*(-[.D20])/([.D20]+50))*100+50" office:value-type="float" office:value="-8.12098523548423">
            <text:p>-8.12</text:p>
          </table:table-cell>
        </table:table-row>
        <table:table-row table:style-name="ro1">
          <table:table-cell table:formula="oooc:=[.A20]+1" office:value-type="float" office:value="20">
            <text:p>20</text:p>
          </table:table-cell>
          <table:table-cell table:formula="oooc:=LOG10(1+5*([.A21])/([.A21]+50))*100+50" office:value-type="float" office:value="88.5350881364017">
            <text:p>88.54</text:p>
          </table:table-cell>
          <table:table-cell/>
          <table:table-cell table:formula="oooc:=[.D20]-1" office:value-type="float" office:value="-19">
            <text:p>-19</text:p>
          </table:table-cell>
          <table:table-cell table:formula="oooc:=-LOG10(1+5*(-[.D21])/([.D21]+50))*100+50" office:value-type="float" office:value="-10.900885128329">
            <text:p>-10.9</text:p>
          </table:table-cell>
        </table:table-row>
        <table:table-row table:style-name="ro1">
          <table:table-cell table:formula="oooc:=[.A21]+1" office:value-type="float" office:value="21">
            <text:p>21</text:p>
          </table:table-cell>
          <table:table-cell table:formula="oooc:=LOG10(1+5*([.A22])/([.A22]+50))*100+50" office:value-type="float" office:value="89.4254319095075">
            <text:p>89.43</text:p>
          </table:table-cell>
          <table:table-cell/>
          <table:table-cell table:formula="oooc:=[.D21]-1" office:value-type="float" office:value="-20">
            <text:p>-20</text:p>
          </table:table-cell>
          <table:table-cell table:formula="oooc:=-LOG10(1+5*(-[.D22])/([.D22]+50))*100+50" office:value-type="float" office:value="-13.6822097587174">
            <text:p>-13.68</text:p>
          </table:table-cell>
        </table:table-row>
        <table:table-row table:style-name="ro1">
          <table:table-cell table:formula="oooc:=[.A22]+1" office:value-type="float" office:value="22">
            <text:p>22</text:p>
          </table:table-cell>
          <table:table-cell table:formula="oooc:=LOG10(1+5*([.A23])/([.A23]+50))*100+50" office:value-type="float" office:value="90.2738891553806">
            <text:p>90.27</text:p>
          </table:table-cell>
          <table:table-cell/>
          <table:table-cell table:formula="oooc:=[.D22]-1" office:value-type="float" office:value="-21">
            <text:p>-21</text:p>
          </table:table-cell>
          <table:table-cell table:formula="oooc:=-LOG10(1+5*(-[.D23])/([.D23]+50))*100+50" office:value-type="float" office:value="-16.4706800465851">
            <text:p>-16.47</text:p>
          </table:table-cell>
        </table:table-row>
        <table:table-row table:style-name="ro1">
          <table:table-cell table:formula="oooc:=[.A23]+1" office:value-type="float" office:value="23">
            <text:p>23</text:p>
          </table:table-cell>
          <table:table-cell table:formula="oooc:=LOG10(1+5*([.A24])/([.A24]+50))*100+50" office:value-type="float" office:value="91.0834989143224">
            <text:p>91.08</text:p>
          </table:table-cell>
          <table:table-cell/>
          <table:table-cell table:formula="oooc:=[.D23]-1" office:value-type="float" office:value="-22">
            <text:p>-22</text:p>
          </table:table-cell>
          <table:table-cell table:formula="oooc:=-LOG10(1+5*(-[.D24])/([.D24]+50))*100+50" office:value-type="float" office:value="-19.2721055059017">
            <text:p>-19.27</text:p>
          </table:table-cell>
        </table:table-row>
        <table:table-row table:style-name="ro1">
          <table:table-cell table:formula="oooc:=[.A24]+1" office:value-type="float" office:value="24">
            <text:p>24</text:p>
          </table:table-cell>
          <table:table-cell table:formula="oooc:=LOG10(1+5*([.A25])/([.A25]+50))*100+50" office:value-type="float" office:value="91.857001019925">
            <text:p>91.86</text:p>
          </table:table-cell>
          <table:table-cell/>
          <table:table-cell table:formula="oooc:=[.D24]-1" office:value-type="float" office:value="-23">
            <text:p>-23</text:p>
          </table:table-cell>
          <table:table-cell table:formula="oooc:=-LOG10(1+5*(-[.D25])/([.D25]+50))*100+50" office:value-type="float" office:value="-22.0924580224069">
            <text:p>-22.09</text:p>
          </table:table-cell>
        </table:table-row>
        <table:table-row table:style-name="ro1">
          <table:table-cell table:formula="oooc:=[.A25]+1" office:value-type="float" office:value="25">
            <text:p>25</text:p>
          </table:table-cell>
          <table:table-cell table:formula="oooc:=LOG10(1+5*([.A26])/([.A26]+50))*100+50" office:value-type="float" office:value="92.5968732272281">
            <text:p>92.6</text:p>
          </table:table-cell>
          <table:table-cell/>
          <table:table-cell table:formula="oooc:=[.D25]-1" office:value-type="float" office:value="-24">
            <text:p>-24</text:p>
          </table:table-cell>
          <table:table-cell table:formula="oooc:=-LOG10(1+5*(-[.D26])/([.D26]+50))*100+50" office:value-type="float" office:value="-24.9379507813619">
            <text:p>-24.94</text:p>
          </table:table-cell>
        </table:table-row>
        <table:table-row table:style-name="ro1">
          <table:table-cell table:formula="oooc:=[.A26]+1" office:value-type="float" office:value="26">
            <text:p>26</text:p>
          </table:table-cell>
          <table:table-cell table:formula="oooc:=LOG10(1+5*([.A27])/([.A27]+50))*100+50" office:value-type="float" office:value="93.3053628088362">
            <text:p>93.31</text:p>
          </table:table-cell>
          <table:table-cell/>
          <table:table-cell table:formula="oooc:=[.D26]-1" office:value-type="float" office:value="-25">
            <text:p>-25</text:p>
          </table:table-cell>
          <table:table-cell table:formula="oooc:=-LOG10(1+5*(-[.D27])/([.D27]+50))*100+50" office:value-type="float" office:value="-27.8151250383644">
            <text:p>-27.82</text:p>
          </table:table-cell>
        </table:table-row>
        <table:table-row table:style-name="ro1">
          <table:table-cell table:formula="oooc:=[.A27]+1" office:value-type="float" office:value="27">
            <text:p>27</text:p>
          </table:table-cell>
          <table:table-cell table:formula="oooc:=LOG10(1+5*([.A28])/([.A28]+50))*100+50" office:value-type="float" office:value="93.9845135756269">
            <text:p>93.98</text:p>
          </table:table-cell>
          <table:table-cell/>
          <table:table-cell table:formula="oooc:=[.D27]-1" office:value-type="float" office:value="-26">
            <text:p>-26</text:p>
          </table:table-cell>
          <table:table-cell table:formula="oooc:=-LOG10(1+5*(-[.D28])/([.D28]+50))*100+50" office:value-type="float" office:value="-30.7309479124857">
            <text:p>-30.73</text:p>
          </table:table-cell>
        </table:table-row>
        <table:table-row table:style-name="ro1">
          <table:table-cell table:formula="oooc:=[.A28]+1" office:value-type="float" office:value="28">
            <text:p>28</text:p>
          </table:table-cell>
          <table:table-cell table:formula="oooc:=LOG10(1+5*([.A29])/([.A29]+50))*100+50" office:value-type="float" office:value="94.6361890914124">
            <text:p>94.64</text:p>
          </table:table-cell>
          <table:table-cell/>
          <table:table-cell table:formula="oooc:=[.D28]-1" office:value-type="float" office:value="-27">
            <text:p>-27</text:p>
          </table:table-cell>
          <table:table-cell table:formula="oooc:=-LOG10(1+5*(-[.D29])/([.D29]+50))*100+50" office:value-type="float" office:value="-33.692925093683">
            <text:p>-33.69</text:p>
          </table:table-cell>
        </table:table-row>
        <table:table-row table:style-name="ro1">
          <table:table-cell table:formula="oooc:=[.A29]+1" office:value-type="float" office:value="29">
            <text:p>29</text:p>
          </table:table-cell>
          <table:table-cell table:formula="oooc:=LOG10(1+5*([.A30])/([.A30]+50))*100+50" office:value-type="float" office:value="95.2620927043721">
            <text:p>95.26</text:p>
          </table:table-cell>
          <table:table-cell/>
          <table:table-cell table:formula="oooc:=[.D29]-1" office:value-type="float" office:value="-28">
            <text:p>-28</text:p>
          </table:table-cell>
          <table:table-cell table:formula="oooc:=-LOG10(1+5*(-[.D30])/([.D30]+50))*100+50" office:value-type="float" office:value="-36.7092333720425">
            <text:p>-36.71</text:p>
          </table:table-cell>
        </table:table-row>
        <table:table-row table:style-name="ro1">
          <table:table-cell table:formula="oooc:=[.A30]+1" office:value-type="float" office:value="30">
            <text:p>30</text:p>
          </table:table-cell>
          <table:table-cell table:formula="oooc:=LOG10(1+5*([.A31])/([.A31]+50))*100+50" office:value-type="float" office:value="95.8637849025649">
            <text:p>95.86</text:p>
          </table:table-cell>
          <table:table-cell/>
          <table:table-cell table:formula="oooc:=[.D30]-1" office:value-type="float" office:value="-29">
            <text:p>-29</text:p>
          </table:table-cell>
          <table:table-cell table:formula="oooc:=-LOG10(1+5*(-[.D31])/([.D31]+50))*100+50" office:value-type="float" office:value="-39.7888793306136">
            <text:p>-39.79</text:p>
          </table:table-cell>
        </table:table-row>
        <table:table-row table:style-name="ro1">
          <table:table-cell table:formula="oooc:=[.A31]+1" office:value-type="float" office:value="31">
            <text:p>31</text:p>
          </table:table-cell>
          <table:table-cell table:formula="oooc:=LOG10(1+5*([.A32])/([.A32]+50))*100+50" office:value-type="float" office:value="96.4426984091457">
            <text:p>96.44</text:p>
          </table:table-cell>
          <table:table-cell/>
          <table:table-cell table:formula="oooc:=[.D31]-1" office:value-type="float" office:value="-30">
            <text:p>-30</text:p>
          </table:table-cell>
          <table:table-cell table:formula="oooc:=-LOG10(1+5*(-[.D32])/([.D32]+50))*100+50" office:value-type="float" office:value="-42.9418925714293">
            <text:p>-42.94</text:p>
          </table:table-cell>
        </table:table-row>
        <table:table-row table:style-name="ro1">
          <table:table-cell table:formula="oooc:=[.A32]+1" office:value-type="float" office:value="32">
            <text:p>32</text:p>
          </table:table-cell>
          <table:table-cell table:formula="oooc:=LOG10(1+5*([.A33])/([.A33]+50))*100+50" office:value-type="float" office:value="97.0001513596715">
            <text:p>97</text:p>
          </table:table-cell>
          <table:table-cell/>
          <table:table-cell table:formula="oooc:=[.D32]-1" office:value-type="float" office:value="-31">
            <text:p>-31</text:p>
          </table:table-cell>
          <table:table-cell table:formula="oooc:=-LOG10(1+5*(-[.D33])/([.D33]+50))*100+50" office:value-type="float" office:value="-46.1795647329771">
            <text:p>-46.18</text:p>
          </table:table-cell>
        </table:table-row>
        <table:table-row table:style-name="ro1">
          <table:table-cell table:formula="oooc:=[.A33]+1" office:value-type="float" office:value="33">
            <text:p>33</text:p>
          </table:table-cell>
          <table:table-cell table:formula="oooc:=LOG10(1+5*([.A34])/([.A34]+50))*100+50" office:value-type="float" office:value="97.5373588450142">
            <text:p>97.54</text:p>
          </table:table-cell>
          <table:table-cell/>
          <table:table-cell table:formula="oooc:=[.D33]-1" office:value-type="float" office:value="-32">
            <text:p>-32</text:p>
          </table:table-cell>
          <table:table-cell table:formula="oooc:=-LOG10(1+5*(-[.D34])/([.D34]+50))*100+50" office:value-type="float" office:value="-49.5147497205588">
            <text:p>-49.51</text:p>
          </table:table-cell>
        </table:table-row>
        <table:table-row table:style-name="ro1">
          <table:table-cell table:formula="oooc:=[.A34]+1" office:value-type="float" office:value="34">
            <text:p>34</text:p>
          </table:table-cell>
          <table:table-cell table:formula="oooc:=LOG10(1+5*([.A35])/([.A35]+50))*100+50" office:value-type="float" office:value="98.0554430558056">
            <text:p>98.06</text:p>
          </table:table-cell>
          <table:table-cell/>
          <table:table-cell table:formula="oooc:=[.D34]-1" office:value-type="float" office:value="-33">
            <text:p>-33</text:p>
          </table:table-cell>
          <table:table-cell table:formula="oooc:=-LOG10(1+5*(-[.D35])/([.D35]+50))*100+50" office:value-type="float" office:value="-52.9622466606801">
            <text:p>-52.96</text:p>
          </table:table-cell>
        </table:table-row>
        <table:table-row table:style-name="ro1">
          <table:table-cell table:formula="oooc:=[.A35]+1" office:value-type="float" office:value="35">
            <text:p>35</text:p>
          </table:table-cell>
          <table:table-cell table:formula="oooc:=LOG10(1+5*([.A36])/([.A36]+50))*100+50" office:value-type="float" office:value="98.5554422256525">
            <text:p>98.56</text:p>
          </table:table-cell>
          <table:table-cell/>
          <table:table-cell table:formula="oooc:=[.D35]-1" office:value-type="float" office:value="-34">
            <text:p>-34</text:p>
          </table:table-cell>
          <table:table-cell table:formula="oooc:=-LOG10(1+5*(-[.D36])/([.D36]+50))*100+50" office:value-type="float" office:value="-56.5392961561991">
            <text:p>-56.54</text:p>
          </table:table-cell>
        </table:table-row>
        <table:table-row table:style-name="ro1">
          <table:table-cell table:formula="oooc:=[.A36]+1" office:value-type="float" office:value="36">
            <text:p>36</text:p>
          </table:table-cell>
          <table:table-cell table:formula="oooc:=LOG10(1+5*([.A37])/([.A37]+50))*100+50" office:value-type="float" office:value="99.0383185387499">
            <text:p>99.04</text:p>
          </table:table-cell>
          <table:table-cell/>
          <table:table-cell table:formula="oooc:=[.D36]-1" office:value-type="float" office:value="-35">
            <text:p>-35</text:p>
          </table:table-cell>
          <table:table-cell table:formula="oooc:=-LOG10(1+5*(-[.D37])/([.D37]+50))*100+50" office:value-type="float" office:value="-60.2662341897148">
            <text:p>-60.27</text:p>
          </table:table-cell>
        </table:table-row>
        <table:table-row table:style-name="ro1">
          <table:table-cell table:formula="oooc:=[.A37]+1" office:value-type="float" office:value="37">
            <text:p>37</text:p>
          </table:table-cell>
          <table:table-cell table:formula="oooc:=LOG10(1+5*([.A38])/([.A38]+50))*100+50" office:value-type="float" office:value="99.504965141558">
            <text:p>99.5</text:p>
          </table:table-cell>
          <table:table-cell/>
          <table:table-cell table:formula="oooc:=[.D37]-1" office:value-type="float" office:value="-36">
            <text:p>-36</text:p>
          </table:table-cell>
          <table:table-cell table:formula="oooc:=-LOG10(1+5*(-[.D38])/([.D38]+50))*100+50" office:value-type="float" office:value="-64.1673694251988">
            <text:p>-64.17</text:p>
          </table:table-cell>
        </table:table-row>
        <table:table-row table:style-name="ro1">
          <table:table-cell table:formula="oooc:=[.A38]+1" office:value-type="float" office:value="38">
            <text:p>38</text:p>
          </table:table-cell>
          <table:table-cell table:formula="oooc:=LOG10(1+5*([.A39])/([.A39]+50))*100+50" office:value-type="float" office:value="99.9562123767908">
            <text:p>99.96</text:p>
          </table:table-cell>
          <table:table-cell/>
          <table:table-cell table:formula="oooc:=[.D38]-1" office:value-type="float" office:value="-37">
            <text:p>-37</text:p>
          </table:table-cell>
          <table:table-cell table:formula="oooc:=-LOG10(1+5*(-[.D39])/([.D39]+50))*100+50" office:value-type="float" office:value="-68.2721837954694">
            <text:p>-68.27</text:p>
          </table:table-cell>
        </table:table-row>
        <table:table-row table:style-name="ro1">
          <table:table-cell table:formula="oooc:=[.A39]+1" office:value-type="float" office:value="39">
            <text:p>39</text:p>
          </table:table-cell>
          <table:table-cell table:formula="oooc:=LOG10(1+5*([.A40])/([.A40]+50))*100+50" office:value-type="float" office:value="100.392833340212">
            <text:p>100.39</text:p>
          </table:table-cell>
          <table:table-cell/>
          <table:table-cell table:formula="oooc:=[.D39]-1" office:value-type="float" office:value="-38">
            <text:p>-38</text:p>
          </table:table-cell>
          <table:table-cell table:formula="oooc:=-LOG10(1+5*(-[.D40])/([.D40]+50))*100+50" office:value-type="float" office:value="-72.6170123398999">
            <text:p>-72.62</text:p>
          </table:table-cell>
        </table:table-row>
        <table:table-row table:style-name="ro1">
          <table:table-cell table:formula="oooc:=[.A40]+1" office:value-type="float" office:value="40">
            <text:p>40</text:p>
          </table:table-cell>
          <table:table-cell table:formula="oooc:=LOG10(1+5*([.A41])/([.A41]+50))*100+50" office:value-type="float" office:value="100.815548845963">
            <text:p>100.82</text:p>
          </table:table-cell>
          <table:table-cell/>
          <table:table-cell table:formula="oooc:=[.D40]-1" office:value-type="float" office:value="-39">
            <text:p>-39</text:p>
          </table:table-cell>
          <table:table-cell table:formula="oooc:=-LOG10(1+5*(-[.D41])/([.D41]+50))*100+50" office:value-type="float" office:value="-77.2474535210928">
            <text:p>-77.25</text:p>
          </table:table-cell>
        </table:table-row>
        <table:table-row table:style-name="ro1">
          <table:table-cell table:formula="oooc:=[.A41]+1" office:value-type="float" office:value="41">
            <text:p>41</text:p>
          </table:table-cell>
          <table:table-cell table:formula="oooc:=LOG10(1+5*([.A42])/([.A42]+50))*100+50" office:value-type="float" office:value="101.225031873785">
            <text:p>101.23</text:p>
          </table:table-cell>
          <table:table-cell/>
          <table:table-cell table:formula="oooc:=[.D41]-1" office:value-type="float" office:value="-40">
            <text:p>-40</text:p>
          </table:table-cell>
          <table:table-cell table:formula="oooc:=-LOG10(1+5*(-[.D42])/([.D42]+50))*100+50" office:value-type="float" office:value="-82.2219294733919">
            <text:p>-82.22</text:p>
          </table:table-cell>
        </table:table-row>
        <table:table-row table:style-name="ro1">
          <table:table-cell table:formula="oooc:=[.A42]+1" office:value-type="float" office:value="42">
            <text:p>42</text:p>
          </table:table-cell>
          <table:table-cell table:formula="oooc:=LOG10(1+5*([.A43])/([.A43]+50))*100+50" office:value-type="float" office:value="101.62191156116">
            <text:p>101.62</text:p>
          </table:table-cell>
          <table:table-cell/>
          <table:table-cell table:formula="oooc:=[.D42]-1" office:value-type="float" office:value="-41">
            <text:p>-41</text:p>
          </table:table-cell>
          <table:table-cell table:formula="oooc:=-LOG10(1+5*(-[.D43])/([.D43]+50))*100+50" office:value-type="float" office:value="-87.6171263909866">
            <text:p>-87.62</text:p>
          </table:table-cell>
        </table:table-row>
        <table:table-row table:style-name="ro1">
          <table:table-cell table:formula="oooc:=[.A43]+1" office:value-type="float" office:value="43">
            <text:p>43</text:p>
          </table:table-cell>
          <table:table-cell table:formula="oooc:=LOG10(1+5*([.A44])/([.A44]+50))*100+50" office:value-type="float" office:value="102.006776794651">
            <text:p>102.01</text:p>
          </table:table-cell>
          <table:table-cell/>
          <table:table-cell table:formula="oooc:=[.D43]-1" office:value-type="float" office:value="-42">
            <text:p>-42</text:p>
          </table:table-cell>
          <table:table-cell table:formula="oooc:=-LOG10(1+5*(-[.D44])/([.D44]+50))*100+50" office:value-type="float" office:value="-93.5366506612661">
            <text:p>-93.54</text:p>
          </table:table-cell>
        </table:table-row>
        <table:table-row table:style-name="ro1">
          <table:table-cell table:formula="oooc:=[.A44]+1" office:value-type="float" office:value="44">
            <text:p>44</text:p>
          </table:table-cell>
          <table:table-cell table:formula="oooc:=LOG10(1+5*([.A45])/([.A45]+50))*100+50" office:value-type="float" office:value="102.380179447352">
            <text:p>102.38</text:p>
          </table:table-cell>
          <table:table-cell/>
          <table:table-cell table:formula="oooc:=[.D44]-1" office:value-type="float" office:value="-43">
            <text:p>-43</text:p>
          </table:table-cell>
          <table:table-cell table:formula="oooc:=-LOG10(1+5*(-[.D45])/([.D45]+50))*100+50" office:value-type="float" office:value="-100.125493443638">
            <text:p>-100.13</text:p>
          </table:table-cell>
        </table:table-row>
        <table:table-row table:style-name="ro1">
          <table:table-cell table:formula="oooc:=[.A45]+1" office:value-type="float" office:value="45">
            <text:p>45</text:p>
          </table:table-cell>
          <table:table-cell table:formula="oooc:=LOG10(1+5*([.A46])/([.A46]+50))*100+50" office:value-type="float" office:value="102.742637303106">
            <text:p>102.74</text:p>
          </table:table-cell>
          <table:table-cell/>
          <table:table-cell table:formula="oooc:=[.D45]-1" office:value-type="float" office:value="-44">
            <text:p>-44</text:p>
          </table:table-cell>
          <table:table-cell table:formula="oooc:=-LOG10(1+5*(-[.D46])/([.D46]+50))*100+50" office:value-type="float" office:value="-107.595718876376">
            <text:p>-107.6</text:p>
          </table:table-cell>
        </table:table-row>
        <table:table-row table:style-name="ro1">
          <table:table-cell table:formula="oooc:=[.A46]+1" office:value-type="float" office:value="46">
            <text:p>46</text:p>
          </table:table-cell>
          <table:table-cell table:formula="oooc:=LOG10(1+5*([.A47])/([.A47]+50))*100+50" office:value-type="float" office:value="103.094636702837">
            <text:p>103.09</text:p>
          </table:table-cell>
          <table:table-cell/>
          <table:table-cell table:formula="oooc:=[.D46]-1" office:value-type="float" office:value="-45">
            <text:p>-45</text:p>
          </table:table-cell>
          <table:table-cell table:formula="oooc:=-LOG10(1+5*(-[.D47])/([.D47]+50))*100+50" office:value-type="float" office:value="-116.275783168157">
            <text:p>-116.28</text:p>
          </table:table-cell>
        </table:table-row>
        <table:table-row table:style-name="ro1">
          <table:table-cell table:formula="oooc:=[.A47]+1" office:value-type="float" office:value="47">
            <text:p>47</text:p>
          </table:table-cell>
          <table:table-cell table:formula="oooc:=LOG10(1+5*([.A48])/([.A48]+50))*100+50" office:value-type="float" office:value="103.436634943779">
            <text:p>103.44</text:p>
          </table:table-cell>
          <table:table-cell/>
          <table:table-cell table:formula="oooc:=[.D47]-1" office:value-type="float" office:value="-46">
            <text:p>-46</text:p>
          </table:table-cell>
          <table:table-cell table:formula="oooc:=-LOG10(1+5*(-[.D48])/([.D48]+50))*100+50" office:value-type="float" office:value="-126.715586608218">
            <text:p>-126.72</text:p>
          </table:table-cell>
        </table:table-row>
        <table:table-row table:style-name="ro1">
          <table:table-cell table:formula="oooc:=[.A48]+1" office:value-type="float" office:value="48">
            <text:p>48</text:p>
          </table:table-cell>
          <table:table-cell table:formula="oooc:=LOG10(1+5*([.A49])/([.A49]+50))*100+50" office:value-type="float" office:value="103.769062458516">
            <text:p>103.77</text:p>
          </table:table-cell>
          <table:table-cell/>
          <table:table-cell table:formula="oooc:=[.D48]-1" office:value-type="float" office:value="-47">
            <text:p>-47</text:p>
          </table:table-cell>
          <table:table-cell table:formula="oooc:=-LOG10(1+5*(-[.D49])/([.D49]+50))*100+50" office:value-type="float" office:value="-139.945570233685">
            <text:p>-139.95</text:p>
          </table:table-cell>
        </table:table-row>
        <table:table-row table:style-name="ro1">
          <table:table-cell table:formula="oooc:=[.A49]+1" office:value-type="float" office:value="49">
            <text:p>49</text:p>
          </table:table-cell>
          <table:table-cell table:formula="oooc:=LOG10(1+5*([.A50])/([.A50]+50))*100+50" office:value-type="float" office:value="104.092324797398">
            <text:p>104.09</text:p>
          </table:table-cell>
          <table:table-cell/>
          <table:table-cell table:formula="oooc:=[.D49]-1" office:value-type="float" office:value="-48">
            <text:p>-48</text:p>
          </table:table-cell>
          <table:table-cell table:formula="oooc:=-LOG10(1+5*(-[.D50])/([.D50]+50))*100+50" office:value-type="float" office:value="-158.278537031645">
            <text:p>-158.28</text:p>
          </table:table-cell>
        </table:table-row>
        <table:table-row table:style-name="ro1">
          <table:table-cell table:formula="oooc:=[.A50]+1" office:value-type="float" office:value="50">
            <text:p>50</text:p>
          </table:table-cell>
          <table:table-cell table:formula="oooc:=LOG10(1+5*([.A51])/([.A51]+50))*100+50" office:value-type="float" office:value="104.406804435028">
            <text:p>104.41</text:p>
          </table:table-cell>
          <table:table-cell/>
          <table:table-cell table:formula="oooc:=[.D50]-1" office:value-type="float" office:value="-49">
            <text:p>-49</text:p>
          </table:table-cell>
          <table:table-cell table:formula="oooc:=-LOG10(1+5*(-[.D51])/([.D51]+50))*100+50" office:value-type="float" office:value="-189.093510710338">
            <text:p>-189.09</text:p>
          </table:table-cell>
        </table:table-row>
        <table:table-row table:style-name="ro1">
          <table:table-cell table:number-columns-repeated="3"/>
          <table:table-cell office:value-type="float" office:value="-50">
            <text:p>-50</text:p>
          </table:table-cell>
          <table:table-cell table:formula="oooc:=-LOG10(1+5*(-[.D52])/([.D52]+50))*100+50" office:value-type="float" office:value="0">
            <text:p>#DIV/0!</text:p>
          </table:table-cell>
        </table:table-row>
      </table:table>
      <table:table table:name="Atk Def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Avg Atk</text:p>
          </table:table-cell>
          <table:table-cell office:value-type="string">
            <text:p>Avg Def</text:p>
          </table:table-cell>
          <table:table-cell office:value-type="string">
            <text:p>Hit%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ooc:=LOG10(1+5*([.B2]-[.C2])/([.B2]))*100+50" office:value-type="float" office:value="50">
            <text:p>50</text:p>
          </table:table-cell>
          <table:table-cell table:number-columns-repeated="3"/>
          <table:table-cell office:value-type="string">
            <text:p>1str = 0.5atk</text:p>
          </table:table-cell>
          <table:table-cell office:value-type="string">
            <text:p>1dex = 0.5atk</text:p>
          </table:table-cell>
        </table:table-row>
        <table:table-row table:style-name="ro1">
          <table:table-cell table:formula="oooc:=[.A2]+1" office:value-type="float" office:value="2">
            <text:p>2</text:p>
          </table:table-cell>
          <table:table-cell table:formula="oooc:=[.B2]+2" office:value-type="float" office:value="7">
            <text:p>7</text:p>
          </table:table-cell>
          <table:table-cell table:formula="oooc:=[.C2]+1.6" office:value-type="float" office:value="6.6">
            <text:p>6.6</text:p>
          </table:table-cell>
          <table:table-cell table:formula="oooc:=LOG10(1+5*([.B3]-[.C3])/([.B3]))*100+50" office:value-type="float" office:value="60.9144469425068">
            <text:p>60.91</text:p>
          </table:table-cell>
          <table:table-cell table:number-columns-repeated="3"/>
          <table:table-cell office:value-type="string">
            <text:p>1dex = 1def</text:p>
          </table:table-cell>
          <table:table-cell/>
        </table:table-row>
        <table:table-row table:style-name="ro1">
          <table:table-cell table:formula="oooc:=[.A3]+1" office:value-type="float" office:value="3">
            <text:p>3</text:p>
          </table:table-cell>
          <table:table-cell table:formula="oooc:=[.B3]+2" office:value-type="float" office:value="9">
            <text:p>9</text:p>
          </table:table-cell>
          <table:table-cell table:formula="oooc:=[.C3]+1.6" office:value-type="float" office:value="8.2">
            <text:p>8.2</text:p>
          </table:table-cell>
          <table:table-cell table:formula="oooc:=LOG10(1+5*([.B4]-[.C4])/([.B4]))*100+50" office:value-type="float" office:value="65.9700842867512">
            <text:p>65.97</text:p>
          </table:table-cell>
          <table:table-cell table:number-columns-repeated="5"/>
        </table:table-row>
        <table:table-row table:style-name="ro1">
          <table:table-cell table:formula="oooc:=[.A4]+1" office:value-type="float" office:value="4">
            <text:p>4</text:p>
          </table:table-cell>
          <table:table-cell table:formula="oooc:=[.B4]+2" office:value-type="float" office:value="11">
            <text:p>11</text:p>
          </table:table-cell>
          <table:table-cell table:formula="oooc:=[.C4]+1.6" office:value-type="float" office:value="9.8">
            <text:p>9.8</text:p>
          </table:table-cell>
          <table:table-cell table:formula="oooc:=LOG10(1+5*([.B5]-[.C5])/([.B5]))*100+50" office:value-type="float" office:value="68.9056236220049">
            <text:p>68.91</text:p>
          </table:table-cell>
          <table:table-cell table:number-columns-repeated="5"/>
        </table:table-row>
        <table:table-row table:style-name="ro1">
          <table:table-cell table:formula="oooc:=[.A5]+1" office:value-type="float" office:value="5">
            <text:p>5</text:p>
          </table:table-cell>
          <table:table-cell table:formula="oooc:=[.B5]+2" office:value-type="float" office:value="13">
            <text:p>13</text:p>
          </table:table-cell>
          <table:table-cell table:formula="oooc:=[.C5]+1.6" office:value-type="float" office:value="11.4">
            <text:p>11.4</text:p>
          </table:table-cell>
          <table:table-cell table:formula="oooc:=LOG10(1+5*([.B6]-[.C6])/([.B6]))*100+50" office:value-type="float" office:value="70.8275942427083">
            <text:p>70.83</text:p>
          </table:table-cell>
          <table:table-cell table:number-columns-repeated="5"/>
        </table:table-row>
        <table:table-row table:style-name="ro1">
          <table:table-cell table:formula="oooc:=[.A6]+1" office:value-type="float" office:value="6">
            <text:p>6</text:p>
          </table:table-cell>
          <table:table-cell table:formula="oooc:=[.B6]+2" office:value-type="float" office:value="15">
            <text:p>15</text:p>
          </table:table-cell>
          <table:table-cell table:formula="oooc:=[.C6]+1.6" office:value-type="float" office:value="13">
            <text:p>13</text:p>
          </table:table-cell>
          <table:table-cell table:formula="oooc:=LOG10(1+5*([.B7]-[.C7])/([.B7]))*100+50" office:value-type="float" office:value="72.1848749616357">
            <text:p>72.18</text:p>
          </table:table-cell>
          <table:table-cell table:number-columns-repeated="5"/>
        </table:table-row>
        <table:table-row table:style-name="ro1">
          <table:table-cell table:formula="oooc:=[.A7]+1" office:value-type="float" office:value="7">
            <text:p>7</text:p>
          </table:table-cell>
          <table:table-cell table:formula="oooc:=[.B7]+2" office:value-type="float" office:value="17">
            <text:p>17</text:p>
          </table:table-cell>
          <table:table-cell table:formula="oooc:=[.C7]+1.6" office:value-type="float" office:value="14.6">
            <text:p>14.6</text:p>
          </table:table-cell>
          <table:table-cell table:formula="oooc:=LOG10(1+5*([.B8]-[.C8])/([.B8]))*100+50" office:value-type="float" office:value="73.1949076520682">
            <text:p>73.19</text:p>
          </table:table-cell>
          <table:table-cell table:number-columns-repeated="5"/>
        </table:table-row>
        <table:table-row table:style-name="ro1">
          <table:table-cell table:formula="oooc:=[.A8]+1" office:value-type="float" office:value="8">
            <text:p>8</text:p>
          </table:table-cell>
          <table:table-cell table:formula="oooc:=[.B8]+2" office:value-type="float" office:value="19">
            <text:p>19</text:p>
          </table:table-cell>
          <table:table-cell table:formula="oooc:=[.C8]+1.6" office:value-type="float" office:value="16.2">
            <text:p>16.2</text:p>
          </table:table-cell>
          <table:table-cell table:formula="oooc:=LOG10(1+5*([.B9]-[.C9])/([.B9]))*100+50" office:value-type="float" office:value="73.9760338925059">
            <text:p>73.98</text:p>
          </table:table-cell>
          <table:table-cell table:number-columns-repeated="5"/>
        </table:table-row>
        <table:table-row table:style-name="ro1">
          <table:table-cell table:formula="oooc:=[.A9]+1" office:value-type="float" office:value="9">
            <text:p>9</text:p>
          </table:table-cell>
          <table:table-cell table:formula="oooc:=[.B9]+2" office:value-type="float" office:value="21">
            <text:p>21</text:p>
          </table:table-cell>
          <table:table-cell table:formula="oooc:=[.C9]+1.6" office:value-type="float" office:value="17.8">
            <text:p>17.8</text:p>
          </table:table-cell>
          <table:table-cell table:formula="oooc:=LOG10(1+5*([.B10]-[.C10])/([.B10]))*100+50" office:value-type="float" office:value="74.5982429333076">
            <text:p>74.6</text:p>
          </table:table-cell>
          <table:table-cell table:number-columns-repeated="5"/>
        </table:table-row>
        <table:table-row table:style-name="ro1">
          <table:table-cell table:formula="oooc:=[.A10]+1" office:value-type="float" office:value="10">
            <text:p>10</text:p>
          </table:table-cell>
          <table:table-cell table:formula="oooc:=[.B10]+2" office:value-type="float" office:value="23">
            <text:p>23</text:p>
          </table:table-cell>
          <table:table-cell table:formula="oooc:=[.C10]+1.6" office:value-type="float" office:value="19.4">
            <text:p>19.4</text:p>
          </table:table-cell>
          <table:table-cell table:formula="oooc:=LOG10(1+5*([.B11]-[.C11])/([.B11]))*100+50" office:value-type="float" office:value="75.1056020702142">
            <text:p>75.11</text:p>
          </table:table-cell>
          <table:table-cell table:number-columns-repeated="5"/>
        </table:table-row>
        <table:table-row table:style-name="ro1">
          <table:table-cell table:formula="oooc:=[.A11]+1" office:value-type="float" office:value="11">
            <text:p>11</text:p>
          </table:table-cell>
          <table:table-cell table:formula="oooc:=[.B11]+2" office:value-type="float" office:value="25">
            <text:p>25</text:p>
          </table:table-cell>
          <table:table-cell table:formula="oooc:=[.C11]+1.6" office:value-type="float" office:value="21">
            <text:p>21</text:p>
          </table:table-cell>
          <table:table-cell table:formula="oooc:=LOG10(1+5*([.B12]-[.C12])/([.B12]))*100+50" office:value-type="float" office:value="75.5272505103306">
            <text:p>75.53</text:p>
          </table:table-cell>
          <table:table-cell table:number-columns-repeated="5"/>
        </table:table-row>
        <table:table-row table:style-name="ro1">
          <table:table-cell table:formula="oooc:=[.A12]+1" office:value-type="float" office:value="12">
            <text:p>12</text:p>
          </table:table-cell>
          <table:table-cell table:formula="oooc:=[.B12]+2" office:value-type="float" office:value="27">
            <text:p>27</text:p>
          </table:table-cell>
          <table:table-cell table:formula="oooc:=[.C12]+1.6" office:value-type="float" office:value="22.6">
            <text:p>22.6</text:p>
          </table:table-cell>
          <table:table-cell table:formula="oooc:=LOG10(1+5*([.B13]-[.C13])/([.B13]))*100+50" office:value-type="float" office:value="75.8832315869526">
            <text:p>75.88</text:p>
          </table:table-cell>
          <table:table-cell table:number-columns-repeated="5"/>
        </table:table-row>
        <table:table-row table:style-name="ro1">
          <table:table-cell table:formula="oooc:=[.A13]+1" office:value-type="float" office:value="13">
            <text:p>13</text:p>
          </table:table-cell>
          <table:table-cell table:formula="oooc:=[.B13]+2" office:value-type="float" office:value="29">
            <text:p>29</text:p>
          </table:table-cell>
          <table:table-cell table:formula="oooc:=[.C13]+1.6" office:value-type="float" office:value="24.2">
            <text:p>24.2</text:p>
          </table:table-cell>
          <table:table-cell table:formula="oooc:=LOG10(1+5*([.B14]-[.C14])/([.B14]))*100+50" office:value-type="float" office:value="76.1877871701833">
            <text:p>76.19</text:p>
          </table:table-cell>
          <table:table-cell table:number-columns-repeated="5"/>
        </table:table-row>
        <table:table-row table:style-name="ro1">
          <table:table-cell table:formula="oooc:=[.A14]+1" office:value-type="float" office:value="14">
            <text:p>14</text:p>
          </table:table-cell>
          <table:table-cell table:formula="oooc:=[.B14]+2" office:value-type="float" office:value="31">
            <text:p>31</text:p>
          </table:table-cell>
          <table:table-cell table:formula="oooc:=[.C14]+1.6" office:value-type="float" office:value="25.8">
            <text:p>25.8</text:p>
          </table:table-cell>
          <table:table-cell table:formula="oooc:=LOG10(1+5*([.B15]-[.C15])/([.B15]))*100+50" office:value-type="float" office:value="76.4513161838218">
            <text:p>76.45</text:p>
          </table:table-cell>
          <table:table-cell table:number-columns-repeated="5"/>
        </table:table-row>
        <table:table-row table:style-name="ro1">
          <table:table-cell table:formula="oooc:=[.A15]+1" office:value-type="float" office:value="15">
            <text:p>15</text:p>
          </table:table-cell>
          <table:table-cell table:formula="oooc:=[.B15]+2" office:value-type="float" office:value="33">
            <text:p>33</text:p>
          </table:table-cell>
          <table:table-cell table:formula="oooc:=[.C15]+1.6" office:value-type="float" office:value="27.4">
            <text:p>27.4</text:p>
          </table:table-cell>
          <table:table-cell table:formula="oooc:=LOG10(1+5*([.B16]-[.C16])/([.B16]))*100+50" office:value-type="float" office:value="76.6815895132879">
            <text:p>76.68</text:p>
          </table:table-cell>
          <table:table-cell table:number-columns-repeated="5"/>
        </table:table-row>
        <table:table-row table:style-name="ro1">
          <table:table-cell table:formula="oooc:=[.A16]+1" office:value-type="float" office:value="16">
            <text:p>16</text:p>
          </table:table-cell>
          <table:table-cell table:formula="oooc:=[.B16]+2" office:value-type="float" office:value="35">
            <text:p>35</text:p>
          </table:table-cell>
          <table:table-cell table:formula="oooc:=[.C16]+1.6" office:value-type="float" office:value="29">
            <text:p>29</text:p>
          </table:table-cell>
          <table:table-cell table:formula="oooc:=LOG10(1+5*([.B17]-[.C17])/([.B17]))*100+50" office:value-type="float" office:value="76.884531229258">
            <text:p>76.88</text:p>
          </table:table-cell>
          <table:table-cell table:number-columns-repeated="5"/>
        </table:table-row>
        <table:table-row table:style-name="ro1">
          <table:table-cell table:formula="oooc:=[.A17]+1" office:value-type="float" office:value="17">
            <text:p>17</text:p>
          </table:table-cell>
          <table:table-cell table:formula="oooc:=[.B17]+2" office:value-type="float" office:value="37">
            <text:p>37</text:p>
          </table:table-cell>
          <table:table-cell table:formula="oooc:=[.C17]+1.6" office:value-type="float" office:value="30.6">
            <text:p>30.6</text:p>
          </table:table-cell>
          <table:table-cell table:formula="oooc:=LOG10(1+5*([.B18]-[.C18])/([.B18]))*100+50" office:value-type="float" office:value="77.064736667026">
            <text:p>77.06</text:p>
          </table:table-cell>
          <table:table-cell table:number-columns-repeated="5"/>
        </table:table-row>
        <table:table-row table:style-name="ro1">
          <table:table-cell table:formula="oooc:=[.A18]+1" office:value-type="float" office:value="18">
            <text:p>18</text:p>
          </table:table-cell>
          <table:table-cell table:formula="oooc:=[.B18]+2" office:value-type="float" office:value="39">
            <text:p>39</text:p>
          </table:table-cell>
          <table:table-cell table:formula="oooc:=[.C18]+1.6" office:value-type="float" office:value="32.2">
            <text:p>32.2</text:p>
          </table:table-cell>
          <table:table-cell table:formula="oooc:=LOG10(1+5*([.B19]-[.C19])/([.B19]))*100+50" office:value-type="float" office:value="77.2258253093956">
            <text:p>77.23</text:p>
          </table:table-cell>
          <table:table-cell table:number-columns-repeated="5"/>
        </table:table-row>
        <table:table-row table:style-name="ro1">
          <table:table-cell table:formula="oooc:=[.A19]+1" office:value-type="float" office:value="19">
            <text:p>19</text:p>
          </table:table-cell>
          <table:table-cell table:formula="oooc:=[.B19]+2" office:value-type="float" office:value="41">
            <text:p>41</text:p>
          </table:table-cell>
          <table:table-cell table:formula="oooc:=[.C19]+1.6" office:value-type="float" office:value="33.8">
            <text:p>33.8</text:p>
          </table:table-cell>
          <table:table-cell table:formula="oooc:=LOG10(1+5*([.B20]-[.C20])/([.B20]))*100+50" office:value-type="float" office:value="77.3706868452746">
            <text:p>77.37</text:p>
          </table:table-cell>
          <table:table-cell table:number-columns-repeated="5"/>
        </table:table-row>
        <table:table-row table:style-name="ro1">
          <table:table-cell table:formula="oooc:=[.A20]+1" office:value-type="float" office:value="20">
            <text:p>20</text:p>
          </table:table-cell>
          <table:table-cell table:formula="oooc:=[.B20]+2" office:value-type="float" office:value="43">
            <text:p>43</text:p>
          </table:table-cell>
          <table:table-cell table:formula="oooc:=[.C20]+1.6" office:value-type="float" office:value="35.4">
            <text:p>35.4</text:p>
          </table:table-cell>
          <table:table-cell table:formula="oooc:=LOG10(1+5*([.B21]-[.C21])/([.B21]))*100+50" office:value-type="float" office:value="77.5016563299063">
            <text:p>77.5</text:p>
          </table:table-cell>
          <table:table-cell table:number-columns-repeated="5"/>
        </table:table-row>
        <table:table-row table:style-name="ro1">
          <table:table-cell table:formula="oooc:=[.A21]+1" office:value-type="float" office:value="21">
            <text:p>21</text:p>
          </table:table-cell>
          <table:table-cell table:formula="oooc:=[.B21]+2" office:value-type="float" office:value="45">
            <text:p>45</text:p>
          </table:table-cell>
          <table:table-cell table:formula="oooc:=[.C21]+1.6" office:value-type="float" office:value="37">
            <text:p>37</text:p>
          </table:table-cell>
          <table:table-cell table:formula="oooc:=LOG10(1+5*([.B22]-[.C22])/([.B22]))*100+50" office:value-type="float" office:value="77.6206411938949">
            <text:p>77.62</text:p>
          </table:table-cell>
          <table:table-cell table:number-columns-repeated="5"/>
        </table:table-row>
        <table:table-row table:style-name="ro1">
          <table:table-cell table:formula="oooc:=[.A22]+1" office:value-type="float" office:value="22">
            <text:p>22</text:p>
          </table:table-cell>
          <table:table-cell table:formula="oooc:=[.B22]+2" office:value-type="float" office:value="47">
            <text:p>47</text:p>
          </table:table-cell>
          <table:table-cell table:formula="oooc:=[.C22]+1.6" office:value-type="float" office:value="38.6">
            <text:p>38.6</text:p>
          </table:table-cell>
          <table:table-cell table:formula="oooc:=LOG10(1+5*([.B23]-[.C23])/([.B23]))*100+50" office:value-type="float" office:value="77.7292148709195">
            <text:p>77.73</text:p>
          </table:table-cell>
          <table:table-cell table:number-columns-repeated="5"/>
        </table:table-row>
        <table:table-row table:style-name="ro1">
          <table:table-cell table:formula="oooc:=[.A23]+1" office:value-type="float" office:value="23">
            <text:p>23</text:p>
          </table:table-cell>
          <table:table-cell table:formula="oooc:=[.B23]+2" office:value-type="float" office:value="49">
            <text:p>49</text:p>
          </table:table-cell>
          <table:table-cell table:formula="oooc:=[.C23]+1.6" office:value-type="float" office:value="40.2">
            <text:p>40.2</text:p>
          </table:table-cell>
          <table:table-cell table:formula="oooc:=LOG10(1+5*([.B24]-[.C24])/([.B24]))*100+50" office:value-type="float" office:value="77.8286868525421">
            <text:p>77.83</text:p>
          </table:table-cell>
          <table:table-cell table:number-columns-repeated="5"/>
        </table:table-row>
        <table:table-row table:style-name="ro1">
          <table:table-cell table:formula="oooc:=[.A24]+1" office:value-type="float" office:value="24">
            <text:p>24</text:p>
          </table:table-cell>
          <table:table-cell table:formula="oooc:=[.B24]+2" office:value-type="float" office:value="51">
            <text:p>51</text:p>
          </table:table-cell>
          <table:table-cell table:formula="oooc:=[.C24]+1.6" office:value-type="float" office:value="41.8">
            <text:p>41.8</text:p>
          </table:table-cell>
          <table:table-cell table:formula="oooc:=LOG10(1+5*([.B25]-[.C25])/([.B25]))*100+50" office:value-type="float" office:value="77.9201558168308">
            <text:p>77.92</text:p>
          </table:table-cell>
          <table:table-cell table:number-columns-repeated="5"/>
        </table:table-row>
        <table:table-row table:style-name="ro1">
          <table:table-cell table:formula="oooc:=[.A25]+1" office:value-type="float" office:value="25">
            <text:p>25</text:p>
          </table:table-cell>
          <table:table-cell table:formula="oooc:=[.B25]+2" office:value-type="float" office:value="53">
            <text:p>53</text:p>
          </table:table-cell>
          <table:table-cell table:formula="oooc:=[.C25]+1.6" office:value-type="float" office:value="43.4">
            <text:p>43.4</text:p>
          </table:table-cell>
          <table:table-cell table:formula="oooc:=LOG10(1+5*([.B26]-[.C26])/([.B26]))*100+50" office:value-type="float" office:value="78.0045504181853">
            <text:p>78</text:p>
          </table:table-cell>
          <table:table-cell table:number-columns-repeated="5"/>
        </table:table-row>
        <table:table-row table:style-name="ro1">
          <table:table-cell table:formula="oooc:=[.A26]+1" office:value-type="float" office:value="26">
            <text:p>26</text:p>
          </table:table-cell>
          <table:table-cell table:formula="oooc:=[.B26]+2" office:value-type="float" office:value="55">
            <text:p>55</text:p>
          </table:table-cell>
          <table:table-cell table:formula="oooc:=[.C26]+1.6" office:value-type="float" office:value="45">
            <text:p>45</text:p>
          </table:table-cell>
          <table:table-cell table:formula="oooc:=LOG10(1+5*([.B27]-[.C27])/([.B27]))*100+50" office:value-type="float" office:value="78.0826609575694">
            <text:p>78.08</text:p>
          </table:table-cell>
          <table:table-cell table:number-columns-repeated="5"/>
        </table:table-row>
        <table:table-row table:style-name="ro1">
          <table:table-cell table:formula="oooc:=[.A27]+1" office:value-type="float" office:value="27">
            <text:p>27</text:p>
          </table:table-cell>
          <table:table-cell table:formula="oooc:=[.B27]+2" office:value-type="float" office:value="57">
            <text:p>57</text:p>
          </table:table-cell>
          <table:table-cell table:formula="oooc:=[.C27]+1.6" office:value-type="float" office:value="46.6">
            <text:p>46.6</text:p>
          </table:table-cell>
          <table:table-cell table:formula="oooc:=LOG10(1+5*([.B28]-[.C28])/([.B28]))*100+50" office:value-type="float" office:value="78.1551642268132">
            <text:p>78.16</text:p>
          </table:table-cell>
          <table:table-cell table:number-columns-repeated="5"/>
        </table:table-row>
        <table:table-row table:style-name="ro1">
          <table:table-cell table:formula="oooc:=[.A28]+1" office:value-type="float" office:value="28">
            <text:p>28</text:p>
          </table:table-cell>
          <table:table-cell table:formula="oooc:=[.B28]+2" office:value-type="float" office:value="59">
            <text:p>59</text:p>
          </table:table-cell>
          <table:table-cell table:formula="oooc:=[.C28]+1.6" office:value-type="float" office:value="48.2">
            <text:p>48.2</text:p>
          </table:table-cell>
          <table:table-cell table:formula="oooc:=LOG10(1+5*([.B29]-[.C29])/([.B29]))*100+50" office:value-type="float" office:value="78.2226431841275">
            <text:p>78.22</text:p>
          </table:table-cell>
          <table:table-cell table:number-columns-repeated="5"/>
        </table:table-row>
        <table:table-row table:style-name="ro1">
          <table:table-cell table:formula="oooc:=[.A29]+1" office:value-type="float" office:value="29">
            <text:p>29</text:p>
          </table:table-cell>
          <table:table-cell table:formula="oooc:=[.B29]+2" office:value-type="float" office:value="61">
            <text:p>61</text:p>
          </table:table-cell>
          <table:table-cell table:formula="oooc:=[.C29]+1.6" office:value-type="float" office:value="49.8">
            <text:p>49.8</text:p>
          </table:table-cell>
          <table:table-cell table:formula="oooc:=LOG10(1+5*([.B30]-[.C30])/([.B30]))*100+50" office:value-type="float" office:value="78.2856026735394">
            <text:p>78.29</text:p>
          </table:table-cell>
          <table:table-cell table:number-columns-repeated="5"/>
        </table:table-row>
        <table:table-row table:style-name="ro1">
          <table:table-cell table:formula="oooc:=[.A30]+1" office:value-type="float" office:value="30">
            <text:p>30</text:p>
          </table:table-cell>
          <table:table-cell table:formula="oooc:=[.B30]+2" office:value-type="float" office:value="63">
            <text:p>63</text:p>
          </table:table-cell>
          <table:table-cell table:formula="oooc:=[.C30]+1.6" office:value-type="float" office:value="51.4">
            <text:p>51.4</text:p>
          </table:table-cell>
          <table:table-cell table:formula="oooc:=LOG10(1+5*([.B31]-[.C31])/([.B31]))*100+50" office:value-type="float" office:value="78.3444820862868">
            <text:p>78.34</text:p>
          </table:table-cell>
          <table:table-cell table:number-columns-repeated="5"/>
        </table:table-row>
        <table:table-row table:style-name="ro1">
          <table:table-cell table:formula="oooc:=[.A31]+1" office:value-type="float" office:value="31">
            <text:p>31</text:p>
          </table:table-cell>
          <table:table-cell table:formula="oooc:=[.B31]+2" office:value-type="float" office:value="65">
            <text:p>65</text:p>
          </table:table-cell>
          <table:table-cell table:formula="oooc:=[.C31]+1.6" office:value-type="float" office:value="53">
            <text:p>53</text:p>
          </table:table-cell>
          <table:table-cell table:formula="oooc:=LOG10(1+5*([.B32]-[.C32])/([.B32]))*100+50" office:value-type="float" office:value="78.39966563652">
            <text:p>78.4</text:p>
          </table:table-cell>
          <table:table-cell table:number-columns-repeated="5"/>
        </table:table-row>
        <table:table-row table:style-name="ro1">
          <table:table-cell table:formula="oooc:=[.A32]+1" office:value-type="float" office:value="32">
            <text:p>32</text:p>
          </table:table-cell>
          <table:table-cell table:formula="oooc:=[.B32]+2" office:value-type="float" office:value="67">
            <text:p>67</text:p>
          </table:table-cell>
          <table:table-cell table:formula="oooc:=[.C32]+1.6" office:value-type="float" office:value="54.6">
            <text:p>54.6</text:p>
          </table:table-cell>
          <table:table-cell table:formula="oooc:=LOG10(1+5*([.B33]-[.C33])/([.B33]))*100+50" office:value-type="float" office:value="78.4514907598422">
            <text:p>78.45</text:p>
          </table:table-cell>
          <table:table-cell table:number-columns-repeated="5"/>
        </table:table-row>
        <table:table-row table:style-name="ro1">
          <table:table-cell table:formula="oooc:=[.A33]+1" office:value-type="float" office:value="33">
            <text:p>33</text:p>
          </table:table-cell>
          <table:table-cell table:formula="oooc:=[.B33]+2" office:value-type="float" office:value="69">
            <text:p>69</text:p>
          </table:table-cell>
          <table:table-cell table:formula="oooc:=[.C33]+1.6" office:value-type="float" office:value="56.2">
            <text:p>56.2</text:p>
          </table:table-cell>
          <table:table-cell table:formula="oooc:=LOG10(1+5*([.B34]-[.C34])/([.B34]))*100+50" office:value-type="float" office:value="78.500255022983">
            <text:p>78.5</text:p>
          </table:table-cell>
          <table:table-cell table:number-columns-repeated="5"/>
        </table:table-row>
        <table:table-row table:style-name="ro1">
          <table:table-cell table:formula="oooc:=[.A34]+1" office:value-type="float" office:value="34">
            <text:p>34</text:p>
          </table:table-cell>
          <table:table-cell table:formula="oooc:=[.B34]+2" office:value-type="float" office:value="71">
            <text:p>71</text:p>
          </table:table-cell>
          <table:table-cell table:formula="oooc:=[.C34]+1.6" office:value-type="float" office:value="57.8">
            <text:p>57.8</text:p>
          </table:table-cell>
          <table:table-cell table:formula="oooc:=LOG10(1+5*([.B35]-[.C35])/([.B35]))*100+50" office:value-type="float" office:value="78.5462218437331">
            <text:p>78.55</text:p>
          </table:table-cell>
          <table:table-cell table:number-columns-repeated="5"/>
        </table:table-row>
        <table:table-row table:style-name="ro1">
          <table:table-cell table:formula="oooc:=[.A35]+1" office:value-type="float" office:value="35">
            <text:p>35</text:p>
          </table:table-cell>
          <table:table-cell table:formula="oooc:=[.B35]+2" office:value-type="float" office:value="73">
            <text:p>73</text:p>
          </table:table-cell>
          <table:table-cell table:formula="oooc:=[.C35]+1.6" office:value-type="float" office:value="59.4">
            <text:p>59.4</text:p>
          </table:table-cell>
          <table:table-cell table:formula="oooc:=LOG10(1+5*([.B36]-[.C36])/([.B36]))*100+50" office:value-type="float" office:value="78.5896252534923">
            <text:p>78.59</text:p>
          </table:table-cell>
          <table:table-cell table:number-columns-repeated="5"/>
        </table:table-row>
        <table:table-row table:style-name="ro1">
          <table:table-cell table:formula="oooc:=[.A36]+1" office:value-type="float" office:value="36">
            <text:p>36</text:p>
          </table:table-cell>
          <table:table-cell table:formula="oooc:=[.B36]+2" office:value-type="float" office:value="75">
            <text:p>75</text:p>
          </table:table-cell>
          <table:table-cell table:formula="oooc:=[.C36]+1.6" office:value-type="float" office:value="61">
            <text:p>61</text:p>
          </table:table-cell>
          <table:table-cell table:formula="oooc:=LOG10(1+5*([.B37]-[.C37])/([.B37]))*100+50" office:value-type="float" office:value="78.6306738843274">
            <text:p>78.63</text:p>
          </table:table-cell>
          <table:table-cell table:number-columns-repeated="5"/>
        </table:table-row>
        <table:table-row table:style-name="ro1">
          <table:table-cell table:formula="oooc:=[.A37]+1" office:value-type="float" office:value="37">
            <text:p>37</text:p>
          </table:table-cell>
          <table:table-cell table:formula="oooc:=[.B37]+2" office:value-type="float" office:value="77">
            <text:p>77</text:p>
          </table:table-cell>
          <table:table-cell table:formula="oooc:=[.C37]+1.6" office:value-type="float" office:value="62.6">
            <text:p>62.6</text:p>
          </table:table-cell>
          <table:table-cell table:formula="oooc:=LOG10(1+5*([.B38]-[.C38])/([.B38]))*100+50" office:value-type="float" office:value="78.6695543239792">
            <text:p>78.67</text:p>
          </table:table-cell>
          <table:table-cell table:number-columns-repeated="5"/>
        </table:table-row>
        <table:table-row table:style-name="ro1">
          <table:table-cell table:formula="oooc:=[.A38]+1" office:value-type="float" office:value="38">
            <text:p>38</text:p>
          </table:table-cell>
          <table:table-cell table:formula="oooc:=[.B38]+2" office:value-type="float" office:value="79">
            <text:p>79</text:p>
          </table:table-cell>
          <table:table-cell table:formula="oooc:=[.C38]+1.6" office:value-type="float" office:value="64.2">
            <text:p>64.2</text:p>
          </table:table-cell>
          <table:table-cell table:formula="oooc:=LOG10(1+5*([.B39]-[.C39])/([.B39]))*100+50" office:value-type="float" office:value="78.7064339527157">
            <text:p>78.71</text:p>
          </table:table-cell>
          <table:table-cell table:number-columns-repeated="5"/>
        </table:table-row>
        <table:table-row table:style-name="ro1">
          <table:table-cell table:formula="oooc:=[.A39]+1" office:value-type="float" office:value="39">
            <text:p>39</text:p>
          </table:table-cell>
          <table:table-cell table:formula="oooc:=[.B39]+2" office:value-type="float" office:value="81">
            <text:p>81</text:p>
          </table:table-cell>
          <table:table-cell table:formula="oooc:=[.C39]+1.6" office:value-type="float" office:value="65.8">
            <text:p>65.8</text:p>
          </table:table-cell>
          <table:table-cell table:formula="oooc:=LOG10(1+5*([.B40]-[.C40])/([.B40]))*100+50" office:value-type="float" office:value="78.7414633530584">
            <text:p>78.74</text:p>
          </table:table-cell>
          <table:table-cell table:number-columns-repeated="5"/>
        </table:table-row>
        <table:table-row table:style-name="ro1">
          <table:table-cell table:formula="oooc:=[.A40]+1" office:value-type="float" office:value="40">
            <text:p>40</text:p>
          </table:table-cell>
          <table:table-cell table:formula="oooc:=[.B40]+2" office:value-type="float" office:value="83">
            <text:p>83</text:p>
          </table:table-cell>
          <table:table-cell table:formula="oooc:=[.C40]+1.6" office:value-type="float" office:value="67.4">
            <text:p>67.4</text:p>
          </table:table-cell>
          <table:table-cell table:formula="oooc:=LOG10(1+5*([.B41]-[.C41])/([.B41]))*100+50" office:value-type="float" office:value="78.7747783655776">
            <text:p>78.77</text:p>
          </table:table-cell>
          <table:table-cell table:number-columns-repeated="5"/>
        </table:table-row>
        <table:table-row table:style-name="ro1">
          <table:table-cell table:formula="oooc:=[.A41]+1" office:value-type="float" office:value="41">
            <text:p>41</text:p>
          </table:table-cell>
          <table:table-cell table:formula="oooc:=[.B41]+2" office:value-type="float" office:value="85">
            <text:p>85</text:p>
          </table:table-cell>
          <table:table-cell table:formula="oooc:=[.C41]+1.6" office:value-type="float" office:value="69">
            <text:p>69</text:p>
          </table:table-cell>
          <table:table-cell table:formula="oooc:=LOG10(1+5*([.B42]-[.C42])/([.B42]))*100+50" office:value-type="float" office:value="78.8065018499613">
            <text:p>78.81</text:p>
          </table:table-cell>
          <table:table-cell table:number-columns-repeated="5"/>
        </table:table-row>
        <table:table-row table:style-name="ro1">
          <table:table-cell table:formula="oooc:=[.A42]+1" office:value-type="float" office:value="42">
            <text:p>42</text:p>
          </table:table-cell>
          <table:table-cell table:formula="oooc:=[.B42]+2" office:value-type="float" office:value="87">
            <text:p>87</text:p>
          </table:table-cell>
          <table:table-cell table:formula="oooc:=[.C42]+1.6" office:value-type="float" office:value="70.6">
            <text:p>70.6</text:p>
          </table:table-cell>
          <table:table-cell table:formula="oooc:=LOG10(1+5*([.B43]-[.C43])/([.B43]))*100+50" office:value-type="float" office:value="78.8367451995055">
            <text:p>78.84</text:p>
          </table:table-cell>
          <table:table-cell table:number-columns-repeated="5"/>
        </table:table-row>
        <table:table-row table:style-name="ro1">
          <table:table-cell table:formula="oooc:=[.A43]+1" office:value-type="float" office:value="43">
            <text:p>43</text:p>
          </table:table-cell>
          <table:table-cell table:formula="oooc:=[.B43]+2" office:value-type="float" office:value="89">
            <text:p>89</text:p>
          </table:table-cell>
          <table:table-cell table:formula="oooc:=[.C43]+1.6" office:value-type="float" office:value="72.2">
            <text:p>72.2</text:p>
          </table:table-cell>
          <table:table-cell table:formula="oooc:=LOG10(1+5*([.B44]-[.C44])/([.B44]))*100+50" office:value-type="float" office:value="78.8656096483883">
            <text:p>78.87</text:p>
          </table:table-cell>
          <table:table-cell table:number-columns-repeated="5"/>
        </table:table-row>
        <table:table-row table:style-name="ro1">
          <table:table-cell table:formula="oooc:=[.A44]+1" office:value-type="float" office:value="44">
            <text:p>44</text:p>
          </table:table-cell>
          <table:table-cell table:formula="oooc:=[.B44]+2" office:value-type="float" office:value="91">
            <text:p>91</text:p>
          </table:table-cell>
          <table:table-cell table:formula="oooc:=[.C44]+1.6" office:value-type="float" office:value="73.8">
            <text:p>73.8</text:p>
          </table:table-cell>
          <table:table-cell table:formula="oooc:=LOG10(1+5*([.B45]-[.C45])/([.B45]))*100+50" office:value-type="float" office:value="78.8931874040713">
            <text:p>78.89</text:p>
          </table:table-cell>
          <table:table-cell table:number-columns-repeated="5"/>
        </table:table-row>
        <table:table-row table:style-name="ro1">
          <table:table-cell table:formula="oooc:=[.A45]+1" office:value-type="float" office:value="45">
            <text:p>45</text:p>
          </table:table-cell>
          <table:table-cell table:formula="oooc:=[.B45]+2" office:value-type="float" office:value="93">
            <text:p>93</text:p>
          </table:table-cell>
          <table:table-cell table:formula="oooc:=[.C45]+1.6" office:value-type="float" office:value="75.4">
            <text:p>75.4</text:p>
          </table:table-cell>
          <table:table-cell table:formula="oooc:=LOG10(1+5*([.B46]-[.C46])/([.B46]))*100+50" office:value-type="float" office:value="78.9195626315249">
            <text:p>78.92</text:p>
          </table:table-cell>
          <table:table-cell table:number-columns-repeated="5"/>
        </table:table-row>
        <table:table-row table:style-name="ro1">
          <table:table-cell table:formula="oooc:=[.A46]+1" office:value-type="float" office:value="46">
            <text:p>46</text:p>
          </table:table-cell>
          <table:table-cell table:formula="oooc:=[.B46]+2" office:value-type="float" office:value="95">
            <text:p>95</text:p>
          </table:table-cell>
          <table:table-cell table:formula="oooc:=[.C46]+1.6" office:value-type="float" office:value="77">
            <text:p>77</text:p>
          </table:table-cell>
          <table:table-cell table:formula="oooc:=LOG10(1+5*([.B47]-[.C47])/([.B47]))*100+50" office:value-type="float" office:value="78.9448123114166">
            <text:p>78.94</text:p>
          </table:table-cell>
          <table:table-cell table:number-columns-repeated="5"/>
        </table:table-row>
        <table:table-row table:style-name="ro1">
          <table:table-cell table:formula="oooc:=[.A47]+1" office:value-type="float" office:value="47">
            <text:p>47</text:p>
          </table:table-cell>
          <table:table-cell table:formula="oooc:=[.B47]+2" office:value-type="float" office:value="97">
            <text:p>97</text:p>
          </table:table-cell>
          <table:table-cell table:formula="oooc:=[.C47]+1.6" office:value-type="float" office:value="78.6">
            <text:p>78.6</text:p>
          </table:table-cell>
          <table:table-cell table:formula="oooc:=LOG10(1+5*([.B48]-[.C48])/([.B48]))*100+50" office:value-type="float" office:value="78.9690069907">
            <text:p>78.97</text:p>
          </table:table-cell>
          <table:table-cell table:number-columns-repeated="5"/>
        </table:table-row>
        <table:table-row table:style-name="ro1">
          <table:table-cell table:formula="oooc:=[.A48]+1" office:value-type="float" office:value="48">
            <text:p>48</text:p>
          </table:table-cell>
          <table:table-cell table:formula="oooc:=[.B48]+2" office:value-type="float" office:value="99">
            <text:p>99</text:p>
          </table:table-cell>
          <table:table-cell table:formula="oooc:=[.C48]+1.6" office:value-type="float" office:value="80.2">
            <text:p>80.2</text:p>
          </table:table-cell>
          <table:table-cell table:formula="oooc:=LOG10(1+5*([.B49]-[.C49])/([.B49]))*100+50" office:value-type="float" office:value="78.9922114410224">
            <text:p>78.99</text:p>
          </table:table-cell>
          <table:table-cell table:number-columns-repeated="5"/>
        </table:table-row>
        <table:table-row table:style-name="ro1">
          <table:table-cell table:formula="oooc:=[.A49]+1" office:value-type="float" office:value="49">
            <text:p>49</text:p>
          </table:table-cell>
          <table:table-cell table:formula="oooc:=[.B49]+2" office:value-type="float" office:value="101">
            <text:p>101</text:p>
          </table:table-cell>
          <table:table-cell table:formula="oooc:=[.C49]+1.6" office:value-type="float" office:value="81.8">
            <text:p>81.8</text:p>
          </table:table-cell>
          <table:table-cell table:formula="oooc:=LOG10(1+5*([.B50]-[.C50])/([.B50]))*100+50" office:value-type="float" office:value="79.0144852378951">
            <text:p>79.01</text:p>
          </table:table-cell>
          <table:table-cell table:number-columns-repeated="5"/>
        </table:table-row>
        <table:table-row table:style-name="ro1">
          <table:table-cell table:formula="oooc:=[.A50]+1" office:value-type="float" office:value="50">
            <text:p>50</text:p>
          </table:table-cell>
          <table:table-cell table:formula="oooc:=[.B50]+2" office:value-type="float" office:value="103">
            <text:p>103</text:p>
          </table:table-cell>
          <table:table-cell table:formula="oooc:=[.C50]+1.6" office:value-type="float" office:value="83.4">
            <text:p>83.4</text:p>
          </table:table-cell>
          <table:table-cell table:formula="oooc:=LOG10(1+5*([.B51]-[.C51])/([.B51]))*100+50" office:value-type="float" office:value="79.0358832715317">
            <text:p>79.04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2/13/2009</text:date>, <text:time>02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9-12-11T20:34:22</meta:creation-date>
    <dc:date>2009-12-13T02:45:10</dc:date>
    <dc:language>fr-FR</dc:language>
    <meta:editing-cycles>11</meta:editing-cycles>
    <meta:editing-duration>PT15H17M3S</meta:editing-duration>
    <meta:user-defined meta:name="Info 1"/>
    <meta:user-defined meta:name="Info 2"/>
    <meta:user-defined meta:name="Info 3"/>
    <meta:user-defined meta:name="Info 4"/>
    <meta:document-statistic meta:table-count="3" meta:cell-count="413"/>
  </office:meta>
</office:document-meta>
</file>